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language="en" fo:country="US"/>
    </style:style>
    <style:style style:name="P2" style:family="paragraph" style:parent-style-name="Normal">
      <style:paragraph-properties fo:hyphenation-ladder-count="no-limit" fo:break-before="page"/>
      <style:text-properties style:font-name="Times New Roman" fo:language="en" fo:country="US" fo:hyphenate="true" fo:hyphenation-remain-char-count="2" fo:hyphenation-push-char-count="2"/>
    </style:style>
    <style:style style:name="P3" style:family="paragraph" style:parent-style-name="List_20_Paragraph">
      <style:paragraph-properties fo:break-before="page"/>
      <style:text-properties style:font-name="Times New Roman" fo:font-size="16pt" fo:language="en" fo:country="US" officeooo:rsid="00691160" officeooo:paragraph-rsid="005cd2bc" style:font-size-asian="16pt" style:font-size-complex="16pt"/>
    </style:style>
    <style:style style:name="P4" style:family="paragraph" style:parent-style-name="List_20_Paragraph">
      <style:paragraph-properties fo:break-before="page"/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5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style:font-name="Times New Roman" fo:language="en" fo:country="US"/>
    </style:style>
    <style:style style:name="P6" style:family="paragraph" style:parent-style-name="List_20_Paragraph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7" style:family="paragraph" style:parent-style-name="List_20_Paragraph">
      <style:text-properties style:font-name="Times New Roman" fo:font-size="16pt" fo:language="en" fo:country="US" officeooo:rsid="00708714" officeooo:paragraph-rsid="00708714" style:font-size-asian="16pt" style:font-size-complex="16pt"/>
    </style:style>
    <style:style style:name="P8" style:family="paragraph" style:parent-style-name="List_20_Paragraph"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9" style:family="paragraph" style:parent-style-name="List_20_Paragraph" style:list-style-name="L1">
      <style:text-properties style:font-name="Times New Roman" fo:font-size="16pt" fo:language="en" fo:country="US" style:font-size-asian="16pt" style:font-size-complex="16pt"/>
    </style:style>
    <style:style style:name="P10" style:family="paragraph" style:parent-style-name="List_20_Paragraph" style:list-style-name="L1">
      <style:text-properties style:font-name="Times New Roman" fo:font-size="16pt" fo:language="en" fo:country="US" officeooo:paragraph-rsid="0072d0bf" style:font-size-asian="16pt" style:font-size-complex="16pt"/>
    </style:style>
    <style:style style:name="P11" style:family="paragraph" style:parent-style-name="List_20_Paragraph" style:list-style-name="L1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12" style:family="paragraph" style:parent-style-name="List_20_Paragraph">
      <style:text-properties style:font-name="Times New Roman" fo:font-size="12pt" fo:language="en" fo:country="US" officeooo:rsid="00770dca" officeooo:paragraph-rsid="00770dca" style:font-size-asian="10.5pt" style:font-size-complex="12pt"/>
    </style:style>
    <style:style style:name="P13" style:family="paragraph" style:parent-style-name="List_20_Paragraph" style:list-style-name="L2">
      <style:text-properties officeooo:paragraph-rsid="0072d0bf"/>
    </style:style>
    <style:style style:name="P14" style:family="paragraph" style:parent-style-name="List_20_Paragraph" style:list-style-name="L2">
      <style:text-properties officeooo:paragraph-rsid="0073777b"/>
    </style:style>
    <style:style style:name="P15" style:family="paragraph" style:parent-style-name="List_20_Paragraph" style:list-style-name="L2">
      <style:text-properties officeooo:paragraph-rsid="0074601d"/>
    </style:style>
    <style:style style:name="P16" style:family="paragraph" style:parent-style-name="List_20_Paragraph">
      <style:text-properties officeooo:rsid="007473e5" officeooo:paragraph-rsid="007473e5"/>
    </style:style>
    <style:style style:name="P17" style:family="paragraph" style:parent-style-name="List_20_Paragraph">
      <style:text-properties officeooo:rsid="007473e5" officeooo:paragraph-rsid="0074e747"/>
    </style:style>
    <style:style style:name="P18" style:family="paragraph" style:parent-style-name="List_20_Paragraph">
      <style:text-properties officeooo:rsid="0074e747" officeooo:paragraph-rsid="0074e747"/>
    </style:style>
    <style:style style:name="P19" style:family="paragraph" style:parent-style-name="List_20_Paragraph">
      <style:text-properties officeooo:rsid="00766d19" officeooo:paragraph-rsid="00766d19"/>
    </style:style>
    <style:style style:name="P20" style:family="paragraph" style:parent-style-name="List_20_Paragraph">
      <style:paragraph-properties fo:break-before="page"/>
      <style:text-properties officeooo:rsid="007473e5" officeooo:paragraph-rsid="007473e5"/>
    </style:style>
    <style:style style:name="P21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language="en" fo:country="US" officeooo:rsid="0072d0bf" officeooo:paragraph-rsid="0072d0bf"/>
    </style:style>
    <style:style style:name="T1" style:family="text">
      <style:text-properties style:text-position="0% 100%" style:font-name="Times New Roman" fo:font-size="16pt" fo:language="en" fo:country="US" officeooo:rsid="0072d0bf" style:font-size-asian="16pt" style:font-size-complex="16pt"/>
    </style:style>
    <style:style style:name="T2" style:family="text">
      <style:text-properties style:text-position="0% 100%" style:font-name="Times New Roman" fo:font-size="16pt" fo:language="en" fo:country="US" officeooo:rsid="0073777b" style:font-size-asian="16pt" style:font-size-complex="16pt"/>
    </style:style>
    <style:style style:name="T3" style:family="text">
      <style:text-properties style:text-position="0% 100%" style:font-name="Times New Roman" fo:font-size="16pt" fo:language="en" fo:country="US" officeooo:rsid="0074601d" style:font-size-asian="16pt" style:font-size-complex="16pt"/>
    </style:style>
    <style:style style:name="T4" style:family="text">
      <style:text-properties officeooo:rsid="0072d0bf"/>
    </style:style>
    <style:style style:name="T5" style:family="text">
      <style:text-properties officeooo:rsid="0074e747"/>
    </style:style>
    <style:style style:name="T6" style:family="text">
      <style:text-properties officeooo:rsid="007699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lux maxim</text:p>
      <text:p text:style-name="P1"/>
      <text:p text:style-name="P1"/>
      <text:p text:style-name="P1"/>
      <text:list xml:id="list110399782" text:style-name="L1">
        <text:list-item>
          <text:p text:style-name="P9">Formularea problemei:</text:p>
        </text:list-item>
      </text:list>
      <text:p text:style-name="P5">Sa se construiasca un algoritm care sa determine <text:span text:style-name="T4">fluxum maxim al </text:span>grafului G=(X, U), unde X este multimea varfurilor si U este multimea arcelor. <text:span text:style-name="T4">Graful G este o retea cu o sursa si o destinatie.</text:span></text:p>
      <text:p text:style-name="P5"/>
      <text:p text:style-name="P5"/>
      <text:p text:style-name="P5"/>
      <text:p text:style-name="P5"/>
      <text:p text:style-name="P5"/>
      <text:list xml:id="list195822169416678" text:continue-numbering="true" text:style-name="L1">
        <text:list-item>
          <text:p text:style-name="P10">Top-Down method:</text:p>
        </text:list-item>
      </text:list>
      <text:list xml:id="list1749919314" text:style-name="L2">
        <text:list-item>
          <text:p text:style-name="P13"><text:span text:style-name="Default_20_Paragraph_20_Font"><text:span text:style-name="T1">cat timp exista un drum de la sursa la destinatie</text:span></text:span></text:p>
          <text:list>
            <text:list-item>
              <text:p text:style-name="P14"><text:span text:style-name="Default_20_Paragraph_20_Font"><text:span text:style-name="T2">gasim un drum prin parcurgerea in latime</text:span></text:span></text:p>
              <text:list>
                <text:list-item>
                  <text:p text:style-name="P14"><text:span text:style-name="Default_20_Paragraph_20_Font"><text:span text:style-name="T2">gasim cea mai mica capacitate</text:span></text:span><text:span text:style-name="Default_20_Paragraph_20_Font"><text:span text:style-name="T3">(min_cap)</text:span></text:span><text:span text:style-name="Default_20_Paragraph_20_Font"><text:span text:style-name="T2"> si incrementam fluxul maxim cu ea</text:span></text:span></text:p>
                </text:list-item>
                <text:list-item>
                  <text:p text:style-name="P15"><text:span text:style-name="Default_20_Paragraph_20_Font"><text:span text:style-name="T3">schimbam in matricea de adiacenta fluxul luand in calcul faptul ca prin dumul gasit de parcurgerea in latime a trecut un flux de capacitate “min_cap”</text:span></text:span></text:p>
                  <text:list>
                    <text:list-item>
                      <text:p text:style-name="P15"><text:span text:style-name="Default_20_Paragraph_20_Font"><text:span text:style-name="T3">pe linie se scade din capacitatea initiala, iar pe coloana se adauga (backward edge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95822786249082" text:continue-list="list195822169416678" text:style-name="L1">
        <text:list-item>
          <text:p text:style-name="P9">Pseudocod:</text:p>
        </text:list-item>
      </text:list>
      <text:p text:style-name="P16">functie parcurgere_latime(matrice_de_adiacenta, sursa, destinatie, parinte) {</text:p>
      <text:p text:style-name="P16"><text:tab/>initializam vectorul de vizita (vizitat) cu fals pentru fiecare varf</text:p>
      <text:p text:style-name="P16"><text:tab/>initializam o coada (coada)</text:p>
      <text:p text:style-name="P16"><text:tab/>adauga in coada sursa</text:p>
      <text:p text:style-name="P16"><text:tab/>vizitat[sursa] ← adevarat</text:p>
      <text:p text:style-name="P16"><text:tab/></text:p>
      <text:p text:style-name="P16"><text:tab/>cat timp coada nu este goala executa</text:p>
      <text:p text:style-name="P16"><text:tab/><text:tab/>u ← primul element din coada</text:p>
      <text:p text:style-name="P16"><text:tab/><text:tab/></text:p>
      <text:p text:style-name="P16"><text:tab/><text:tab/>pentru index, valoare in matrice_de_adiacenta[u]</text:p>
      <text:p text:style-name="P16"><text:tab/><text:tab/><text:tab/>adauga in coada indexul</text:p>
      <text:p text:style-name="P16"><text:tab/><text:tab/><text:tab/>vizitat[index] ← adevarat</text:p>
      <text:p text:style-name="P16"><text:tab/><text:tab/><text:tab/>parinte[index] ← u</text:p>
      <text:p text:style-name="P16"><text:tab/>returneaza vizitat[destinatie]</text:p>
      <text:p text:style-name="P16">}</text:p>
      <text:p text:style-name="P16"/>
      <text:p text:style-name="P16"/>
      <text:p text:style-name="P20">functie ford_fulkerson(matrice_de_adiacenta, sursa, destinatie) {</text:p>
      <text:p text:style-name="P16"><text:tab/>initializeaza lista de parinti (parinte) cu -1</text:p>
      <text:p text:style-name="P16"><text:tab/>fluxul_maxim ← 0</text:p>
      <text:p text:style-name="P16"><text:tab/></text:p>
      <text:p text:style-name="P16"><text:tab/>cat timp exista un drum de la sursa la destinatie <text:tab/>(parcurgere_latime(matrice_de_adiacenta, sursa, destinatie, <text:tab/>parinte))</text:p>
      <text:p text:style-name="P16"><text:tab/><text:tab/>capacitate_<text:span text:style-name="T5">maxima</text:span> ← infinit</text:p>
      <text:p text:style-name="P16"><text:tab/><text:tab/>s ← destinatie</text:p>
      <text:p text:style-name="P16"><text:tab/><text:tab/>cat timp s != sursa executa</text:p>
      <text:p text:style-name="P17"><text:tab/><text:tab/><text:tab/>capacitate_ <text:span text:style-name="T5">maxima</text:span> ← minimul dintre <text:tab/><text:tab/><text:tab/><text:tab/><text:tab/><text:tab/>capacitate_ <text:span text:style-name="T5">maxima</text:span> si <text:tab/><text:tab/><text:tab/><text:tab/><text:tab/><text:tab/><text:tab/><text:tab/><text:tab/>matrice_de_adiacenta[parinte[s]][s]</text:p>
      <text:p text:style-name="P16"><text:tab/><text:tab/><text:tab/>(adica minimul dintre capacitate si drumul de la <text:tab/><text:tab/><text:tab/><text:tab/>precedent la actual(s))</text:p>
      <text:p text:style-name="P16"><text:tab/><text:tab/><text:tab/>s ← parinte[s]</text:p>
      <text:p text:style-name="P16"/>
      <text:p text:style-name="P17"><text:tab/><text:tab/>fluxul_maxim ← fluxul_maxim + capacitate_ <text:span text:style-name="T5">maxima</text:span></text:p>
      <text:p text:style-name="P16"><text:tab/><text:tab/>(deoarece acesta este capacitatea <text:span text:style-name="T5">maxima care poate fi <text:tab/><text:tab/><text:tab/>trimisa prin drumul gasit)</text:span></text:p>
      <text:p text:style-name="P16"/>
      <text:p text:style-name="P16"><text:tab/><text:tab/><text:span text:style-name="T5">s ← destinatie</text:span></text:p>
      <text:p text:style-name="P16"><text:tab/><text:tab/><text:span text:style-name="T5">cat timp s != sursa executa</text:span></text:p>
      <text:p text:style-name="P16"><text:tab/><text:tab/><text:tab/><text:span text:style-name="T5">matrice_de_adiacenta[parinte[s]][s] -= <text:tab/><text:tab/><text:tab/><text:tab/><text:tab/><text:tab/>capacitate_maxima</text:span></text:p>
      <text:p text:style-name="P16"><text:tab/><text:tab/><text:tab/><text:span text:style-name="T5">matrice_de_adiacenta[s][parinte[s]] += <text:tab/><text:tab/><text:tab/><text:tab/><text:tab/><text:tab/>capacitate_maxima</text:span></text:p>
      <text:p text:style-name="P16"><text:tab/><text:tab/><text:tab/><text:span text:style-name="T5">s ← parinte[s]</text:span></text:p>
      <text:p text:style-name="P19">(fluxul scade pe linie deoarece isi atinge capacitatea maxima, iar el creste pe coloana deoarece fluxul poate curge <text:span text:style-name="T6">si</text:span> in sens invers<text:span text:style-name="T6">)</text:span></text:p>
      <text:p text:style-name="P16"><text:tab/><text:span text:style-name="T5">returneaza fluxul_maxim</text:span></text:p>
      <text:p text:style-name="P18">}</text:p>
      <text:p text:style-name="P3"/>
      <text:list xml:id="list195822750720355" text:continue-numbering="true" text:style-name="L1">
        <text:list-item>
          <text:p text:style-name="P11">Cod sursa (Python 3):</text:p>
        </text:list-item>
      </text:list>
      <text:p text:style-name="P7"># sursa inclusa in arhiva</text:p>
      <text:p text:style-name="P6"/>
      <text:p text:style-name="P12">import collections</text:p>
      <text:p text:style-name="P12"/>
      <text:p text:style-name="P12">def copy_matrix(matrix_a):</text:p>
      <text:p text:style-name="P12"><text:tab/>"""</text:p>
      <text:p text:style-name="P12"><text:tab/>input: matrice de adiacenta</text:p>
      <text:p text:style-name="P12"><text:tab/>output: copie matrice de adiacenta</text:p>
      <text:p text:style-name="P12"><text:tab/>"""</text:p>
      <text:p text:style-name="P12"><text:tab/>i = 0</text:p>
      <text:p text:style-name="P12"><text:tab/>num_nodes = len(matrix_a)</text:p>
      <text:p text:style-name="P12"><text:tab/>new_matrix = [[0 for x in range(num_nodes)] for y in range(num_nodes)]</text:p>
      <text:p text:style-name="P12"><text:tab/>while (i &lt; num_nodes):</text:p>
      <text:p text:style-name="P12"><text:tab/><text:tab/>j = 0</text:p>
      <text:p text:style-name="P12"><text:tab/><text:tab/>while (j &lt; num_nodes):</text:p>
      <text:p text:style-name="P12"><text:tab/><text:tab/><text:tab/>new_matrix[i][j] = matrix_a[i][j]</text:p>
      <text:p text:style-name="P12"><text:tab/><text:tab/><text:tab/>j += 1</text:p>
      <text:p text:style-name="P12"><text:tab/><text:tab/>i += 1</text:p>
      <text:p text:style-name="P12"><text:tab/>return new_matrix</text:p>
      <text:p text:style-name="P12"/>
      <text:p text:style-name="P12">def breadth_first(matrix_a, source, sink, parent):</text:p>
      <text:p text:style-name="P12"><text:tab/>"""</text:p>
      <text:p text:style-name="P12"><text:tab/>input: matrice de adiacenta, sursa, destinatie, vector de parinti</text:p>
      <text:p text:style-name="P12"><text:tab/>output: daca in destinatia poate fi vizitata</text:p>
      <text:p text:style-name="P12"><text:tab/>vectorul de parinti se modifica</text:p>
      <text:p text:style-name="P12"><text:tab/>"""</text:p>
      <text:p text:style-name="P12"><text:soft-page-break/><text:tab/>visited = [False for x in range(len(matrix_a))]</text:p>
      <text:p text:style-name="P12"><text:tab/>queue = collections.deque()</text:p>
      <text:p text:style-name="P12"/>
      <text:p text:style-name="P12"><text:tab/>queue.append(source)</text:p>
      <text:p text:style-name="P12"><text:tab/>visited[source] = True</text:p>
      <text:p text:style-name="P12"/>
      <text:p text:style-name="P12"><text:tab/>while queue:</text:p>
      <text:p text:style-name="P12"><text:tab/><text:tab/>u = queue.popleft()</text:p>
      <text:p text:style-name="P12"/>
      <text:p text:style-name="P12"><text:tab/><text:tab/>for index, value in enumerate(matrix_a[u]):</text:p>
      <text:p text:style-name="P12"><text:tab/><text:tab/><text:tab/>if visited[index] == False and value &gt; 0:</text:p>
      <text:p text:style-name="P12"><text:tab/><text:tab/><text:tab/><text:tab/>queue.append(index)</text:p>
      <text:p text:style-name="P12"><text:tab/><text:tab/><text:tab/><text:tab/>visited[index] = True</text:p>
      <text:p text:style-name="P12"><text:tab/><text:tab/><text:tab/><text:tab/>parent[index] = u</text:p>
      <text:p text:style-name="P12"/>
      <text:p text:style-name="P12"><text:tab/>return visited[sink]</text:p>
      <text:p text:style-name="P12"/>
      <text:p text:style-name="P12">def ford_fulkerson(matrix_a_param, source, sink):</text:p>
      <text:p text:style-name="P12"><text:tab/>"""</text:p>
      <text:p text:style-name="P12"><text:tab/>input: matrice de adiacenta(cu costuri), sursa, destinatie</text:p>
      <text:p text:style-name="P12"><text:tab/>output: fluxul maxim</text:p>
      <text:p text:style-name="P12"><text:tab/>"""</text:p>
      <text:p text:style-name="P12"><text:tab/>num_nodes = len(matrix_a_param)</text:p>
      <text:p text:style-name="P12"><text:tab/>parent = [-1 for x in range(num_nodes)]</text:p>
      <text:p text:style-name="P12"><text:tab/>matrix_a = copy_matrix(matrix_a_param)</text:p>
      <text:p text:style-name="P12"><text:tab/>max_flow = 0</text:p>
      <text:p text:style-name="P12"/>
      <text:p text:style-name="P12"><text:tab/>while (breadth_first(matrix_a, source, sink, parent)):</text:p>
      <text:p text:style-name="P12"><text:tab/><text:tab/>max_cap = float('inf')</text:p>
      <text:p text:style-name="P12"><text:soft-page-break/><text:tab/><text:tab/>s = sink</text:p>
      <text:p text:style-name="P12"><text:tab/><text:tab/>while (s != source):</text:p>
      <text:p text:style-name="P12"><text:tab/><text:tab/><text:tab/>max_cap = min(max_cap, matrix_a[parent[s]][s])</text:p>
      <text:p text:style-name="P12"><text:tab/><text:tab/><text:tab/>s = parent[s]</text:p>
      <text:p text:style-name="P12"/>
      <text:p text:style-name="P12"><text:tab/><text:tab/>max_flow += max_cap</text:p>
      <text:p text:style-name="P12"/>
      <text:p text:style-name="P12"><text:tab/><text:tab/>s = sink</text:p>
      <text:p text:style-name="P12"><text:tab/><text:tab/>while (s != source):</text:p>
      <text:p text:style-name="P12"><text:tab/><text:tab/><text:tab/>matrix_a[parent[s]][s] -= max_cap</text:p>
      <text:p text:style-name="P12"><text:tab/><text:tab/><text:tab/>matrix_a[s][parent[s]] += max_cap</text:p>
      <text:p text:style-name="P12"><text:tab/><text:tab/><text:tab/>s = parent[s]</text:p>
      <text:p text:style-name="P12"/>
      <text:p text:style-name="P12"><text:tab/>return max_flow</text:p>
      <text:p text:style-name="P12"/>
      <text:p text:style-name="P12">def testing():</text:p>
      <text:p text:style-name="P12"><text:tab/>matrix_a = [</text:p>
      <text:p text:style-name="P12"><text:tab/>[0,10,0,10,0,0],</text:p>
      <text:p text:style-name="P12"><text:tab/>[0,0,4,2,8,0],</text:p>
      <text:p text:style-name="P12"><text:tab/>[0,0,0,0,0,9],</text:p>
      <text:p text:style-name="P12"><text:tab/>[0,0,0,0,9,0],</text:p>
      <text:p text:style-name="P12"><text:tab/>[0,0,6,0,0,10],</text:p>
      <text:p text:style-name="P12"><text:tab/>[0,0,0,0,0,0]</text:p>
      <text:p text:style-name="P12"><text:tab/>]</text:p>
      <text:p text:style-name="P12"><text:tab/>assert ford_fulkerson(matrix_a, 0, 5) == 19</text:p>
      <text:p text:style-name="P12"/>
      <text:p text:style-name="P12"/>
      <text:p text:style-name="P12"><text:tab/># https://kunuk.files.wordpress.com/2010/11/fordfulkerson1.gif?w=700</text:p>
      <text:p text:style-name="P12"><text:tab/>matrix_a = [</text:p>
      <text:p text:style-name="P12"><text:soft-page-break/><text:tab/>[0,10,10,0,0,0],</text:p>
      <text:p text:style-name="P12"><text:tab/>[0,0,2,4,8,0],</text:p>
      <text:p text:style-name="P12"><text:tab/>[0,0,0,0,9,0],</text:p>
      <text:p text:style-name="P12"><text:tab/>[0,0,0,0,0,10],</text:p>
      <text:p text:style-name="P12"><text:tab/>[0,0,0,6,0,10],</text:p>
      <text:p text:style-name="P12"><text:tab/>[0,0,0,0,0,0]</text:p>
      <text:p text:style-name="P12"><text:tab/>]</text:p>
      <text:p text:style-name="P12"/>
      <text:p text:style-name="P12"><text:tab/>assert ford_fulkerson(matrix_a, 0, 5) == 19</text:p>
      <text:p text:style-name="P12"/>
      <text:p text:style-name="P12"/>
      <text:p text:style-name="P12"><text:tab/># https://i.stack.imgur.com/Scduo.jpg</text:p>
      <text:p text:style-name="P12"><text:tab/>matrix_a = [</text:p>
      <text:p text:style-name="P12"><text:tab/>[0,13,10,10,0,0,0,0],</text:p>
      <text:p text:style-name="P12"><text:tab/>[0,0,0,0,24,0,0,0],</text:p>
      <text:p text:style-name="P12"><text:tab/>[0,0,0,0,0,0,7,0],</text:p>
      <text:p text:style-name="P12"><text:tab/>[0,0,0,0,0,0,15,0],</text:p>
      <text:p text:style-name="P12"><text:tab/>[0,0,0,0,0,1,0,9],</text:p>
      <text:p text:style-name="P12"><text:tab/>[0,0,0,0,0,0,6,13],</text:p>
      <text:p text:style-name="P12"><text:tab/>[0,0,0,0,0,0,0,16],</text:p>
      <text:p text:style-name="P12"><text:tab/>[0,0,0,0,0,0,0,0]</text:p>
      <text:p text:style-name="P12"><text:tab/>]</text:p>
      <text:p text:style-name="P12"/>
      <text:p text:style-name="P12"><text:tab/>assert ford_fulkerson(matrix_a, 0, 7) == 26</text:p>
      <text:p text:style-name="P12"/>
      <text:p text:style-name="P12"/>
      <text:p text:style-name="P12"><text:tab/># https://i.stack.imgur.com/WH4JC.jpg</text:p>
      <text:p text:style-name="P12"><text:tab/>matrix_a = [</text:p>
      <text:p text:style-name="P12"><text:tab/>[0,3,6,8,0,0,0,0],</text:p>
      <text:p text:style-name="P12"><text:soft-page-break/><text:tab/>[0,0,4,0,2,7,0,0],</text:p>
      <text:p text:style-name="P12"><text:tab/>[0,0,0,0,6,1,2,0],</text:p>
      <text:p text:style-name="P12"><text:tab/>[0,0,4,0,0,0,4,0],</text:p>
      <text:p text:style-name="P12"><text:tab/>[0,0,0,0,0,1,0,3],</text:p>
      <text:p text:style-name="P12"><text:tab/>[0,0,0,0,0,0,0,9],</text:p>
      <text:p text:style-name="P12"><text:tab/>[0,0,0,0,0,5,0,5],</text:p>
      <text:p text:style-name="P12"><text:tab/>[0,0,0,0,0,0,0,0]</text:p>
      <text:p text:style-name="P12"><text:tab/>]</text:p>
      <text:p text:style-name="P12"/>
      <text:p text:style-name="P12"><text:tab/>assert ford_fulkerson(matrix_a, 0 ,7) == 14</text:p>
      <text:p text:style-name="P12"/>
      <text:p text:style-name="P12">test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3%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date>2017-05-30T19:58:12.511000000</dc:date>
    <meta:editing-duration>PT2H8M51S</meta:editing-duration>
    <meta:editing-cycles>99</meta:editing-cycles>
    <meta:document-statistic meta:table-count="0" meta:image-count="0" meta:object-count="0" meta:page-count="8" meta:paragraph-count="149" meta:word-count="585" meta:character-count="4541" meta:non-whitespace-character-count="3885"/>
  </office:meta>
</office:document-meta>
</file>